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5LVL2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list-style-name="LFO1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list-style-name="LFO1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size="14pt" style:font-size-asian="14pt" style:font-size-complex="14pt"/>
    </style:style>
    <style:style style:name="P12" style:parent-style-name="Standard" style:list-style-name="LFO1" style:family="paragraph">
      <style:text-properties fo:font-size="14pt" style:font-size-asian="14pt" style:font-size-complex="14pt"/>
    </style:style>
    <style:style style:name="P13" style:parent-style-name="Standard" style:list-style-name="LFO1" style:family="paragraph">
      <style:text-properties fo:font-size="14pt" style:font-size-asian="14pt" style:font-size-complex="14pt"/>
    </style:style>
    <style:style style:name="P14" style:parent-style-name="Standard" style:list-style-name="LFO1" style:family="paragraph">
      <style:text-properties fo:font-size="14pt" style:font-size-asian="14pt" style:font-size-complex="14pt"/>
    </style:style>
    <style:style style:name="P15" style:parent-style-name="Standard" style:list-style-name="LFO1" style:family="paragraph">
      <style:text-properties fo:font-size="14pt" style:font-size-asian="14pt" style:font-size-complex="14pt"/>
    </style:style>
    <style:style style:name="P16" style:parent-style-name="Standard" style:list-style-name="LFO1" style:family="paragraph">
      <style:text-properties fo:font-size="14pt" style:font-size-asian="14pt" style:font-size-complex="14pt"/>
    </style:style>
    <style:style style:name="P17" style:parent-style-name="Standard" style:list-style-name="LFO1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0" style:parent-style-name="Standard" style:family="paragraph">
      <style:paragraph-properties fo:margin-left="0.4895in">
        <style:tab-stops/>
      </style:paragraph-properties>
    </style:style>
    <style:style style:name="P21" style:parent-style-name="Standard" style:family="paragraph">
      <style:paragraph-properties fo:margin-left="0.4895in">
        <style:tab-stops/>
      </style:paragraph-properties>
    </style:style>
    <style:style style:name="P22" style:parent-style-name="Standard" style:family="paragraph">
      <style:text-properties fo:font-size="16pt" style:font-size-asian="16pt" style:font-size-complex="16pt"/>
    </style:style>
    <style:style style:name="T23" style:parent-style-name="Car.predefinitoparagrafo" style:family="text">
      <style:text-properties fo:font-size="14pt" style:font-size-asian="14pt" style:font-size-complex="14pt"/>
    </style:style>
    <style:style style:name="T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5" style:parent-style-name="Car.predefinitoparagrafo" style:family="text">
      <style:text-properties style:text-underline-type="single" style:text-underline-style="dotted" style:text-underline-width="auto" style:text-underline-mode="continuous"/>
    </style:style>
    <style:style style:name="T26" style:parent-style-name="Car.predefinitoparagrafo" style:family="text">
      <style:text-properties style:text-underline-type="double" style:text-underline-style="solid" style:text-underline-width="auto" style:text-underline-mode="continuous"/>
    </style:style>
    <style:style style:name="T27" style:parent-style-name="Car.predefinitoparagrafo" style:family="text">
      <style:text-properties style:text-underline-type="single" style:text-underline-style="wave" style:text-underline-width="auto" style:text-underline-mode="continuous"/>
    </style:style>
    <style:style style:name="T28" style:parent-style-name="Car.predefinitoparagrafo" style:family="text">
      <style:text-properties style:text-underline-type="single" style:text-underline-style="dash" style:text-underline-width="auto" style:text-underline-mode="continuous"/>
    </style:style>
    <style:style style:name="T29" style:parent-style-name="Car.predefinitoparagrafo" style:family="text">
      <style:text-properties fo:background-color="#FFFF00"/>
    </style:style>
    <style:style style:name="T30" style:parent-style-name="Car.predefinitoparagrafo" style:family="text">
      <style:text-properties fo:background-color="#00FF00"/>
    </style:style>
    <style:style style:name="P31" style:parent-style-name="Standard" style:family="paragraph">
      <style:text-properties fo:font-size="10pt" style:font-size-asian="10pt" style:font-size-complex="10pt"/>
    </style:style>
    <style:style style:name="P32" style:parent-style-name="Standard" style:list-style-name="LFO6" style:family="paragraph">
      <style:text-properties fo:font-size="10pt" style:font-size-asian="10pt" style:font-size-complex="10pt"/>
    </style:style>
    <style:style style:name="P33" style:parent-style-name="Standard" style:list-style-name="LFO6" style:family="paragraph">
      <style:text-properties fo:font-size="10pt" style:font-size-asian="10pt" style:font-size-complex="10pt"/>
    </style:style>
    <style:style style:name="P34" style:parent-style-name="Standard" style:list-style-name="LFO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size="10pt" style:font-size-asian="10pt" style:font-size-complex="10pt"/>
    </style:style>
    <style:style style:name="T37" style:parent-style-name="Car.predefinitoparagrafo" style:family="text">
      <style:text-properties fo:font-size="10pt" style:font-size-asian="10pt" style:font-size-complex="10pt" fo:background-color="#FFFF00"/>
    </style:style>
    <style:style style:name="P38" style:parent-style-name="Standard" style:list-style-name="LFO15" style:family="paragraph">
      <style:text-properties fo:font-size="10pt" style:font-size-asian="10pt" style:font-size-complex="10pt"/>
    </style:style>
    <style:style style:name="P39" style:parent-style-name="Standard" style:list-style-name="LFO15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list-style-name="LFO7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42" style:parent-style-name="Standard" style:list-style-name="LFO7" style:family="paragraph">
      <style:text-properties fo:font-size="10pt" style:font-size-asian="10pt" style:font-size-complex="10pt"/>
    </style:style>
    <style:style style:name="P43" style:parent-style-name="Standard" style:list-style-name="LFO7" style:family="paragraph">
      <style:text-properties fo:font-size="10pt" style:font-size-asian="10pt" style:font-size-complex="10pt"/>
    </style:style>
    <style:style style:name="P44" style:parent-style-name="Standard" style:list-style-name="LFO7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list-style-name="LFO7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list-style-name="LFO7" style:family="paragraph">
      <style:text-properties fo:font-size="10pt" style:font-size-asian="10pt" style:font-size-complex="10pt"/>
    </style:style>
    <style:style style:name="P51" style:parent-style-name="Standard" style:list-style-name="LFO7" style:family="paragraph">
      <style:text-properties fo:font-size="10pt" style:font-size-asian="10pt" style:font-size-complex="10pt"/>
    </style:style>
    <style:style style:name="P52" style:parent-style-name="Standard" style:list-style-name="LFO7" style:family="paragraph"/>
    <style:style style:name="T53" style:parent-style-name="Car.predefinitoparagraf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4" style:parent-style-name="Standard" style:list-style-name="LFO7" style:family="paragraph"/>
    <style:style style:name="T55" style:parent-style-name="Car.predefinitoparagrafo" style:family="text">
      <style:text-properties fo:font-size="10pt" style:font-size-asian="10pt" style:font-size-complex="10pt" style:text-underline-type="single" style:text-underline-style="dotted" style:text-underline-width="auto" style:text-underline-mode="continuous"/>
    </style:style>
    <style:style style:name="P5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T58" style:parent-style-name="Car.predefinitoparagrafo" style:family="text">
      <style:text-properties fo:font-size="10pt" style:font-size-asian="10pt" style:font-size-complex="10pt" fo:background-color="#FFFF00"/>
    </style:style>
    <style:style style:name="T59" style:parent-style-name="Car.predefinitoparagrafo" style:family="text">
      <style:text-properties fo:font-size="10pt" style:font-size-asian="10pt" style:font-size-complex="10pt"/>
    </style:style>
    <style:style style:name="P60" style:parent-style-name="Standard" style:list-style-name="LFO7" style:family="paragraph">
      <style:text-properties fo:font-size="10pt" style:font-size-asian="10pt" style:font-size-complex="10pt" style:text-underline-type="single" style:text-underline-style="dotted" style:text-underline-width="auto" style:text-underline-mode="continuous"/>
    </style:style>
    <style:style style:name="P61" style:parent-style-name="Standard" style:list-style-name="LFO17" style:family="paragraph"/>
    <style:style style:name="T62" style:parent-style-name="Car.predefinitoparagrafo" style:family="text">
      <style:text-properties fo:font-size="10pt" style:font-size-asian="10pt" style:font-size-complex="10pt" fo:background-color="#00FF00"/>
    </style:style>
    <style:style style:name="P63" style:parent-style-name="Standard" style:list-style-name="LFO7" style:family="paragraph">
      <style:text-properties fo:font-size="10pt" style:font-size-asian="10pt" style:font-size-complex="10pt"/>
    </style:style>
    <style:style style:name="P64" style:parent-style-name="Standard" style:list-style-name="LFO17" style:family="paragraph"/>
    <style:style style:name="T65" style:parent-style-name="Car.predefinitoparagrafo" style:family="text">
      <style:text-properties fo:font-size="10pt" style:font-size-asian="10pt" style:font-size-complex="10pt" fo:background-color="#00FF00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list-style-name="LFO8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8" style:parent-style-name="Standard" style:list-style-name="LFO8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9" style:parent-style-name="Standard" style:list-style-name="LFO8" style:family="paragraph">
      <style:text-properties fo:font-size="10pt" style:font-size-asian="10pt" style:font-size-complex="10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list-style-name="LFO16" style:family="paragraph">
      <style:text-properties fo:font-size="10pt" style:font-size-asian="10pt" style:font-size-complex="10pt"/>
    </style:style>
    <style:style style:name="P73" style:parent-style-name="Standard" style:list-style-name="LFO16" style:family="paragraph">
      <style:text-properties fo:font-size="10pt" style:font-size-asian="10pt" style:font-size-complex="10pt"/>
    </style:style>
    <style:style style:name="P74" style:parent-style-name="Standard" style:list-style-name="LFO16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background-color="#00FF00"/>
    </style:style>
    <style:style style:name="P77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 fo:background-color="#00FF00"/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T79" style:parent-style-name="Car.predefinitoparagrafo" style:family="text">
      <style:text-properties fo:font-size="10pt" style:font-size-asian="10pt" style:font-size-complex="10pt" fo:background-color="#00FF00"/>
    </style:style>
    <style:style style:name="P80" style:parent-style-name="Standard" style:family="paragraph">
      <style:text-properties fo:font-size="10pt" style:font-size-asian="10pt" style:font-size-complex="10pt"/>
    </style:style>
    <style:style style:name="P81" style:parent-style-name="Standard" style:list-style-name="LFO10" style:family="paragraph">
      <style:text-properties fo:font-size="10pt" style:font-size-asian="10pt" style:font-size-complex="10pt" style:text-underline-type="double" style:text-underline-style="solid" style:text-underline-width="auto" style:text-underline-mode="continuous"/>
    </style:style>
    <style:style style:name="P82" style:parent-style-name="Standard" style:list-style-name="LFO10" style:family="paragraph"/>
    <style:style style:name="T83" style:parent-style-name="Car.predefinitoparagrafo" style:family="text">
      <style:text-properties fo:font-size="10pt" style:font-size-asian="10pt" style:font-size-complex="10pt"/>
    </style:style>
    <style:style style:name="P84" style:parent-style-name="Standard" style:list-style-name="LFO10" style:family="paragraph"/>
    <style:style style:name="T85" style:parent-style-name="Car.predefinitoparagrafo" style:family="text">
      <style:text-properties fo:font-size="10pt" style:font-size-asian="10pt" style:font-size-complex="10pt"/>
    </style:style>
    <style:style style:name="P86" style:parent-style-name="Standard" style:list-style-name="LFO10" style:family="paragraph"/>
    <style:style style:name="T87" style:parent-style-name="Car.predefinitoparagrafo" style:family="text">
      <style:text-properties fo:font-size="10pt" style:font-size-asian="10pt" style:font-size-complex="10pt"/>
    </style:style>
    <style:style style:name="P88" style:parent-style-name="Standard" style:list-style-name="LFO10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indent="0.25in"/>
    </style:style>
    <style:style style:name="T91" style:parent-style-name="Car.predefinitoparagrafo" style:family="text">
      <style:text-properties fo:font-size="10pt" style:font-size-asian="10pt" style:font-size-complex="10pt" fo:background-color="#FFFF00"/>
    </style:style>
    <style:style style:name="P92" style:parent-style-name="Standard" style:list-style-name="LFO12" style:family="paragraph">
      <style:text-properties fo:font-size="10pt" style:font-size-asian="10pt" style:font-size-complex="10pt"/>
    </style:style>
    <style:style style:name="P93" style:parent-style-name="Standard" style:list-style-name="LFO12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94" style:parent-style-name="Standard" style:family="paragraph">
      <style:text-properties fo:font-size="10pt" style:font-size-asian="10pt" style:font-size-complex="10pt"/>
    </style:style>
    <style:style style:name="P95" style:parent-style-name="Standard" style:family="paragraph">
      <style:paragraph-properties fo:text-indent="0.25in"/>
    </style:style>
    <style:style style:name="T96" style:parent-style-name="Car.predefinitoparagrafo" style:family="text">
      <style:text-properties fo:font-size="10pt" style:font-size-asian="10pt" style:font-size-complex="10pt" fo:background-color="#FFFF00"/>
    </style:style>
    <style:style style:name="P97" style:parent-style-name="Standard" style:list-style-name="LFO13" style:family="paragraph">
      <style:text-properties fo:font-size="10pt" style:font-size-asian="10pt" style:font-size-complex="10pt" style:text-underline-type="single" style:text-underline-style="dash" style:text-underline-width="auto" style:text-underline-mode="continuous"/>
    </style:style>
    <style:style style:name="P98" style:parent-style-name="Standard" style:list-style-name="LFO13" style:family="paragraph">
      <style:text-properties fo:font-size="10pt" style:font-size-asian="10pt" style:font-size-complex="10pt"/>
    </style:style>
    <style:style style:name="TableColumn100" style:family="table-column">
      <style:table-column-properties style:column-width="2.2555in"/>
    </style:style>
    <style:style style:name="TableColumn101" style:family="table-column">
      <style:table-column-properties style:column-width="2.2555in"/>
    </style:style>
    <style:style style:name="TableColumn102" style:family="table-column">
      <style:table-column-properties style:column-width="2.2562in"/>
    </style:style>
    <style:style style:name="Table99" style:family="table">
      <style:table-properties style:width="6.7673in" fo:margin-left="0in" table:align="left"/>
    </style:style>
    <style:style style:name="TableRow103" style:family="table-row">
      <style:table-row-properties style:min-row-height="0.22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olumn111" style:family="table-column">
      <style:table-column-properties style:column-width="2.2854in"/>
    </style:style>
    <style:style style:name="TableColumn112" style:family="table-column">
      <style:table-column-properties style:column-width="2.2854in"/>
    </style:style>
    <style:style style:name="TableColumn113" style:family="table-column">
      <style:table-column-properties style:column-width="2.2861in"/>
    </style:style>
    <style:style style:name="Table110" style:family="table">
      <style:table-properties style:width="6.8569in" fo:margin-left="0in" table:align="left"/>
    </style:style>
    <style:style style:name="TableRow114" style:family="table-row">
      <style:table-row-properties style:min-row-height="0.1923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Car.predefinitoparagrafo" style:family="text">
      <style:text-properties fo:font-weight="bold" style:font-weight-asian="bold" style:font-weight-complex="bold"/>
    </style:style>
    <style:style style:name="T120" style:parent-style-name="Car.predefinitoparagrafo" style:family="text"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" style:family="table-row">
      <style:table-row-properties style:min-row-height="0.1923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 style:min-row-height="0.1923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 style:min-row-height="0.1923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7" style:family="table-row">
      <style:table-row-properties style:min-row-height="0.1923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5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T153" style:parent-style-name="Car.predefinitoparagrafo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5" style:family="table-row">
      <style:table-row-properties style:min-row-height="0.1923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5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160" style:parent-style-name="Car.predefinitoparagrafo" style:family="text">
      <style:text-properties fo:font-weight="bold" style:font-weight-asian="bold" style:font-weight-complex="bold"/>
    </style:style>
    <style:style style:name="T161" style:parent-style-name="Car.predefinitoparagrafo" style:family="text">
      <style:text-properties fo:font-weight="bold" style:font-weight-asian="bold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3" style:family="table-row">
      <style:table-row-properties style:min-row-height="0.1923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6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T169" style:parent-style-name="Car.predefinitoparagrafo" style:family="text">
      <style:text-properties fo:font-weight="bold" style:font-weight-asian="bold"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1" style:family="table-row">
      <style:table-row-properties style:min-row-height="0.2027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7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176" style:parent-style-name="Car.predefinitoparagrafo" style:family="text">
      <style:text-properties fo:font-weight="bold" style:font-weight-asian="bold" style:font-weight-complex="bold"/>
    </style:style>
    <style:style style:name="T177" style:parent-style-name="Car.predefinitoparagrafo" style:family="text">
      <style:text-properties fo:font-weight="bold" style:font-weight-asian="bold" style:font-weight-complex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 style:min-row-height="0.1812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8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 style:min-row-height="0.1812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Car.predefinitoparagrafo" style:family="text">
      <style:text-properties fo:font-weight="bold" style:font-weight-asian="bold" style:font-weight-complex="bold"/>
    </style:style>
    <style:style style:name="T193" style:parent-style-name="Car.predefinitoparagrafo" style:family="text">
      <style:text-properties fo:font-weight="bold" style:font-weight-asian="bold" style:font-weight-complex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5" style:family="table-row">
      <style:table-row-properties style:min-row-height="0.1812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19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200" style:parent-style-name="Car.predefinitoparagrafo" style:family="text">
      <style:text-properties fo:font-weight="bold" style:font-weight-asian="bold" style:font-weight-complex="bold"/>
    </style:style>
    <style:style style:name="T201" style:parent-style-name="Car.predefinitoparagrafo" style:family="text"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3" style:family="table-row">
      <style:table-row-properties style:min-row-height="0.1812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0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208" style:parent-style-name="Car.predefinitoparagrafo" style:family="text">
      <style:text-properties fo:font-weight="bold" style:font-weight-asian="bold" style:font-weight-complex="bold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1" style:family="table-row">
      <style:table-row-properties style:min-row-height="0.1812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1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216" style:parent-style-name="Car.predefinitoparagrafo" style:family="text">
      <style:text-properties fo:font-weight="bold" style:font-weight-asian="bold" style:font-weight-complex="bold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RACCOLTA DELLE SPECIFICHE DELLA REALTÀ D'INTERESSE</text:p>
      <text:p text:style-name="P2">-DESCRIZIONE DELLA REALTÀ</text:p>
      <text:p text:style-name="P3">La realtà da noi descritta riguarda una gestione di scuole calcio che tiene conto di tutta l'organizzazione interna delle stesse definendo:</text:p>
      <text:list text:style-name="LFO1" text:continue-numbering="true">
        <text:list-item>
          <text:p text:style-name="P4">Dipendenti<text:s/>definiti dalle generalità, quindi nome, cognome e codice fiscale che lo caratterizza. I dipendenti sono suddivisi in: <text:s/></text:p>
          <text:list text:continue-numbering="true">
            <text:list-item>
              <text:p text:style-name="P5">allenatori, definito dal numero di bambini allenati;</text:p>
            </text:list-item>
            <text:list-item>
              <text:p text:style-name="P6">preparatori atletici;</text:p>
            </text:list-item>
            <text:list-item>
              <text:p text:style-name="P7">fisioterapisti.</text:p>
            </text:list-item>
          </text:list>
        </text:list-item>
        <text:list-item>
          <text:p text:style-name="P8">Centri sportivi, caratterizzato dal nome dello stesso e l'indirizzo (composto da via città e civico), esso è formato da;</text:p>
          <text:list text:continue-numbering="true">
            <text:list-item>
              <text:p text:style-name="P9">Campi, definiti dal tipo di terreno e dall'identificativo univoco dello stesso;</text:p>
            </text:list-item>
            <text:list-item>
              <text:p text:style-name="P10">Spogliatoi, definito dal numero di docce e dall'identificativo univoco dello stesso.</text:p>
            </text:list-item>
          </text:list>
        </text:list-item>
        <text:list-item>
          <text:p text:style-name="P11">Medici sportivi, definiti dalle generalità, nome e cognome, e caratterizzato dal codice fiscale;</text:p>
        </text:list-item>
        <text:list-item>
          <text:p text:style-name="P12">Bambini, definiti dalle generalità, nome, cognome e l'età, e caratterizzata dal codice fiscale;</text:p>
        </text:list-item>
        <text:list-item>
          <text:p text:style-name="P13">Retta, definita dall'importo e divisa in:</text:p>
          <text:list text:continue-numbering="true">
            <text:list-item>
              <text:p text:style-name="P14">Annuale, definita da uno sconto per<text:s/>la retta;</text:p>
            </text:list-item>
            <text:list-item>
              <text:p text:style-name="P15">Mensile.</text:p>
            </text:list-item>
          </text:list>
        </text:list-item>
        <text:list-item>
          <text:p text:style-name="P16">Presidente, definito dalle generalità, nome e cognome, il numero di telefono (supponiamo che si possa avere più di un numero di telefono) e caratterizzato dal codice fiscale;</text:p>
        </text:list-item>
        <text:list-item>
          <text:p text:style-name="P17">Squadra, definita dall'età dei bambini e il nome della<text:s/>stessa</text:p>
        </text:list-item>
      </text:list>
      <text:p text:style-name="Standard"><text:tab/></text:p>
      <text:p text:style-name="P18">-SPECIFICHE DELLA REALTÀ D'INSIEME</text:p>
      <text:p text:style-name="P19">Stiamo rappresentando una gestione di varie scuole calcio, gestendo sia il livello organizzativo che economico. Si va quindi a gestire non solo gli abbonamenti dei bambini e le varie squadre delle scuole calcio ma anche i suoi dipendenti, collaboratori e strumenti per portare avanti l’attività.</text:p>
      <text:p text:style-name="P20"/>
      <text:p text:style-name="P21"/>
      <text:p text:style-name="P22">-GLOSSARIO</text:p>
      <text:p text:style-name="Standard"><text:tab/><text:span text:style-name="T23">//Non util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CONCETTUALE DELLA BASE DI DATI E DEL MODELLO EER</text:p>
      <text:p text:style-name="Standard">-Entità</text:p>
      <text:p text:style-name="Standard">LEGENDA: Attributo,<text:s/><text:span text:style-name="T24">Attributo chiave</text:span>,<text:s/><text:span text:style-name="T25">Attributo ridondante</text:span>,<text:s/><text:span text:style-name="T26">Attributo Multivalore</text:span>,<text:s/><text:span text:style-name="T27">Attributo composto</text:span>,<text:s/><text:span text:style-name="T28">Chiave parziale</text:span>,<text:s/><text:span text:style-name="T29">Entità Debole</text:span>,<text:s/><text:span text:style-name="T30">Sotto Entità</text:span></text:p>
      <text:p text:style-name="Standard"/>
      <text:p text:style-name="P31">Scuola Calcio</text:p>
      <text:list text:style-name="LFO6" text:continue-numbering="true">
        <text:list-item>
          <text:p text:style-name="P32">Anno di fondazione</text:p>
        </text:list-item>
        <text:list-item>
          <text:p text:style-name="P33">Nome</text:p>
        </text:list-item>
        <text:list-item>
          <text:p text:style-name="P34">Partita IVA</text:p>
        </text:list-item>
      </text:list>
      <text:p text:style-name="P35"/>
      <text:p text:style-name="Standard"><text:span text:style-name="T36"><text:tab/></text:span><text:span text:style-name="T37">Squadra</text:span></text:p>
      <text:list text:style-name="LFO15" text:continue-numbering="true">
        <text:list-item>
          <text:p text:style-name="P38">Età bambini</text:p>
        </text:list-item>
        <text:list-item>
          <text:p text:style-name="P39">Nome</text:p>
        </text:list-item>
      </text:list>
      <text:p text:style-name="P40">Presidente</text:p>
      <text:list text:style-name="LFO7" text:continue-numbering="true">
        <text:list-item>
          <text:p text:style-name="P41">#Telefono</text:p>
        </text:list-item>
        <text:list-item>
          <text:p text:style-name="P42">Nome</text:p>
        </text:list-item>
        <text:list-item>
          <text:p text:style-name="P43">Cognome</text:p>
        </text:list-item>
        <text:list-item>
          <text:p text:style-name="P44">Codice Fiscale</text:p>
        </text:list-item>
      </text:list>
      <text:p text:style-name="P45"/>
      <text:p text:style-name="P46">Medico Sportivo</text:p>
      <text:list text:style-name="LFO7" text:continue-numbering="true">
        <text:list-item>
          <text:p text:style-name="P47">Codice Fiscale</text:p>
        </text:list-item>
      </text:list>
      <text:p text:style-name="P48"/>
      <text:p text:style-name="P49">Bambino</text:p>
      <text:list text:style-name="LFO7" text:continue-numbering="true">
        <text:list-item>
          <text:p text:style-name="P50">Nome</text:p>
        </text:list-item>
        <text:list-item>
          <text:p text:style-name="P51">Età</text:p>
        </text:list-item>
        <text:list-item>
          <text:p text:style-name="P52"><text:span text:style-name="T53">Codice Fiscale</text:span></text:p>
        </text:list-item>
        <text:list-item>
          <text:p text:style-name="P54"><text:span text:style-name="T55">#Trofei Vinti</text:span></text:p>
        </text:list-item>
      </text:list>
      <text:p text:style-name="P56"/>
      <text:p text:style-name="P57"><text:span text:style-name="T58">Retta</text:span><text:span text:style-name="T59"><text:tab/></text:span></text:p>
      <text:list text:style-name="LFO7" text:continue-numbering="true">
        <text:list-item>
          <text:p text:style-name="P60">Importo</text:p>
        </text:list-item>
      </text:list>
      <text:list text:style-name="LFO17" text:continue-numbering="true">
        <text:list-item>
          <text:p text:style-name="P61"><text:span text:style-name="T62">Annuale</text:span></text:p>
        </text:list-item>
      </text:list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3">Sconto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64"><text:span text:style-name="T65">Mensile</text:span></text:p>
        </text:list-item>
      </text:list>
      <text:p text:style-name="P66">Torneo</text:p>
      <text:list text:style-name="LFO8" text:continue-numbering="true">
        <text:list-item>
          <text:p text:style-name="P67">Nome</text:p>
        </text:list-item>
        <text:list-item>
          <text:p text:style-name="P68">Edizione</text:p>
        </text:list-item>
        <text:list-item>
          <text:p text:style-name="P69">Premio</text:p>
        </text:list-item>
      </text:list>
      <text:p text:style-name="P70"/>
      <text:p text:style-name="P71">Dipendenti</text:p>
      <text:list text:style-name="LFO16" text:continue-numbering="true">
        <text:list-item>
          <text:p text:style-name="P72">Nome</text:p>
        </text:list-item>
        <text:list-item>
          <text:p text:style-name="P73">Cognome</text:p>
        </text:list-item>
        <text:list-item>
          <text:p text:style-name="P74">Codice Fiscale</text:p>
        </text:list-item>
      </text:list>
      <text:p text:style-name="P75"/>
      <text:p text:style-name="P76">Fisioterapista</text:p>
      <text:p text:style-name="P77">Allenatore</text:p>
      <text:p text:style-name="P78"><text:span text:style-name="T79">Preparatore Atletico</text:span></text:p>
      <text:p text:style-name="P80">Centro Sportivo</text:p>
      <text:list text:style-name="LFO10" text:continue-numbering="true">
        <text:list-item>
          <text:p text:style-name="P81">Indirizzo</text:p>
          <text:list text:continue-numbering="true">
            <text:list-item>
              <text:p text:style-name="P82"><text:span text:style-name="T83">Civico</text:span></text:p>
            </text:list-item>
            <text:list-item>
              <text:p text:style-name="P84"><text:span text:style-name="T85">Via</text:span></text:p>
            </text:list-item>
            <text:list-item>
              <text:p text:style-name="P86"><text:span text:style-name="T87">Città</text:span></text:p>
            </text:list-item>
          </text:list>
        </text:list-item>
        <text:list-item>
          <text:p text:style-name="P88">Nome</text:p>
        </text:list-item>
      </text:list>
      <text:p text:style-name="P89"/>
      <text:p text:style-name="P90"><text:span text:style-name="T91">Spogliatoio</text:span></text:p>
      <text:list text:style-name="LFO12" text:continue-numbering="true">
        <text:list-item>
          <text:p text:style-name="P92">#Docce</text:p>
        </text:list-item>
        <text:list-item>
          <text:p text:style-name="P93">ID<text:s/>Spogliatoio</text:p>
        </text:list-item>
      </text:list>
      <text:p text:style-name="P94"/>
      <text:p text:style-name="P95"><text:span text:style-name="T96">Campo</text:span></text:p>
      <text:list text:style-name="LFO13" text:continue-numbering="true">
        <text:list-item>
          <text:p text:style-name="P97">ID Campo</text:p>
        </text:list-item>
        <text:list-item>
          <text:p text:style-name="P98">Tipo di terreno</text:p>
        </text:list-item>
      </text:list>
      <text:p text:style-name="Standard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RELAZIONE</text:p>
          </table:table-cell>
          <table:table-cell table:style-name="TableCell106">
            <text:p text:style-name="P107">DESCRIZIONE</text:p>
          </table:table-cell>
          <table:table-cell table:style-name="TableCell108">
            <text:p text:style-name="P109">ENTITÀ COINVOLTE</text:p>
          </table:table-cell>
        </table:table-row>
      </table:table>
      <text:p text:style-name="Standard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/>
            <text:p text:style-name="P117">Possiede</text:p>
          </table:table-cell>
          <table:table-cell table:style-name="TableCell118">
            <text:p text:style-name="Standard"/>
            <text:p text:style-name="Standard">Il<text:s/><text:span text:style-name="T119">Presidente</text:span><text:s/>possiede varie<text:s/><text:span text:style-name="T120">Scuole Calcio</text:span></text:p>
            <text:p text:style-name="Standard"><text:s/></text:p>
          </table:table-cell>
          <table:table-cell table:style-name="TableCell121">
            <text:p text:style-name="Standard"/>
            <text:p text:style-name="Standard">Scuola Calcio (1,1)</text:p>
            <text:p text:style-name="Standard">Presidente (1,<text:s/>N)</text:p>
          </table:table-cell>
        </table:table-row>
        <table:table-row table:style-name="TableRow122">
          <table:table-cell table:style-name="TableCell123">
            <text:p text:style-name="P124"/>
            <text:p text:style-name="P125">Formata</text:p>
          </table:table-cell>
          <table:table-cell table:style-name="TableCell126">
            <text:p text:style-name="Standard"/>
            <text:p text:style-name="Standard">La<text:span text:style-name="T127"><text:s/>Scuola Calcio</text:span><text:s/>è composta da varie<text:s/><text:span text:style-name="T128">Squadre</text:span></text:p>
            <text:p text:style-name="Standard"/>
          </table:table-cell>
          <table:table-cell table:style-name="TableCell129">
            <text:p text:style-name="Standard"/>
            <text:p text:style-name="Standard">Scuola Calcio (1,<text:s/>N)</text:p>
            <text:p text:style-name="Standard">Squadra (1,1)</text:p>
          </table:table-cell>
        </table:table-row>
        <table:table-row table:style-name="TableRow130">
          <table:table-cell table:style-name="TableCell131">
            <text:p text:style-name="P132"/>
            <text:p text:style-name="P133">Utilizza</text:p>
          </table:table-cell>
          <table:table-cell table:style-name="TableCell134">
            <text:p text:style-name="Standard"/>
            <text:p text:style-name="Standard">Ogni<text:s/><text:span text:style-name="T135">Scuola Calcio</text:span><text:s/>utilizza un unico<text:s/><text:span text:style-name="T136">Centro Sportivo</text:span></text:p>
            <text:p text:style-name="P137"/>
          </table:table-cell>
          <table:table-cell table:style-name="TableCell138">
            <text:p text:style-name="Standard"/>
            <text:p text:style-name="Standard">Scuola Calcio (1,1)</text:p>
            <text:p text:style-name="Standard">Centro Sportivo (1, N)</text:p>
          </table:table-cell>
        </table:table-row>
        <table:table-row table:style-name="TableRow139">
          <table:table-cell table:style-name="TableCell140">
            <text:p text:style-name="P141"/>
            <text:p text:style-name="P142">Collabora</text:p>
          </table:table-cell>
          <table:table-cell table:style-name="TableCell143">
            <text:p text:style-name="Standard"/>
            <text:p text:style-name="Standard">Ogni<text:s/><text:span text:style-name="T144">Scuola Calcio</text:span><text:s/>collabora con dei<text:s/><text:span text:style-name="T145">Medici Sportivi</text:span></text:p>
            <text:p text:style-name="Standard"/>
          </table:table-cell>
          <table:table-cell table:style-name="TableCell146">
            <text:p text:style-name="Standard"/>
            <text:p text:style-name="Standard">Scuola Calcio (1,<text:s/>N)</text:p>
            <text:p text:style-name="Standard">Medici Sportivi (1,<text:s/>N)</text:p>
          </table:table-cell>
        </table:table-row>
        <table:table-row table:style-name="TableRow147">
          <table:table-cell table:style-name="TableCell148">
            <text:p text:style-name="P149"/>
            <text:p text:style-name="P150">Iscritto</text:p>
          </table:table-cell>
          <table:table-cell table:style-name="TableCell151">
            <text:p text:style-name="Standard"/>
            <text:p text:style-name="Standard">Ogni<text:s/><text:span text:style-name="T152">Scuola Calcio</text:span><text:s/>ha 1 o più<text:s/><text:span text:style-name="T153">Bambini<text:s/></text:span>iscritti</text:p>
            <text:p text:style-name="Standard"/>
          </table:table-cell>
          <table:table-cell table:style-name="TableCell154">
            <text:p text:style-name="Standard"/>
            <text:p text:style-name="Standard">Scuola Calcio (1,<text:s/>N)</text:p>
            <text:p text:style-name="Standard">Bambino (1,1)</text:p>
          </table:table-cell>
        </table:table-row>
        <table:table-row table:style-name="TableRow155">
          <table:table-cell table:style-name="TableCell156">
            <text:p text:style-name="P157"/>
            <text:p text:style-name="P158">Vince</text:p>
          </table:table-cell>
          <table:table-cell table:style-name="TableCell159">
            <text:p text:style-name="Standard"/>
            <text:p text:style-name="Standard">Ogni<text:s/><text:span text:style-name="T160">Scuola Calcio</text:span><text:s/>può vincere un<text:s/><text:span text:style-name="T161">Torneo</text:span></text:p>
            <text:p text:style-name="Standard"/>
          </table:table-cell>
          <table:table-cell table:style-name="TableCell162">
            <text:p text:style-name="Standard"/>
            <text:p text:style-name="Standard">Scuola Calcio (0, N)</text:p>
            <text:p text:style-name="Standard">Torneo (1,1)</text:p>
          </table:table-cell>
        </table:table-row>
        <table:table-row table:style-name="TableRow163">
          <table:table-cell table:style-name="TableCell164">
            <text:p text:style-name="P165"/>
            <text:p text:style-name="P166">Prepara</text:p>
          </table:table-cell>
          <table:table-cell table:style-name="TableCell167">
            <text:p text:style-name="Standard"/>
            <text:p text:style-name="Standard">Ogni<text:s/><text:span text:style-name="T168">Squadra</text:span><text:s/>ha vari<text:s/><text:span text:style-name="T169">Preparatori Atletici</text:span></text:p>
            <text:p text:style-name="Standard"/>
          </table:table-cell>
          <table:table-cell table:style-name="TableCell170">
            <text:p text:style-name="Standard"/>
            <text:p text:style-name="Standard">Squadra (1, N)</text:p>
            <text:p text:style-name="Standard">Preparatore Atletico (1, N)</text:p>
          </table:table-cell>
        </table:table-row>
        <table:table-row table:style-name="TableRow171">
          <table:table-cell table:style-name="TableCell172">
            <text:p text:style-name="P173"/>
            <text:p text:style-name="P174">Allena</text:p>
          </table:table-cell>
          <table:table-cell table:style-name="TableCell175">
            <text:p text:style-name="Standard"/>
            <text:p text:style-name="Standard">Ogni<text:s/><text:span text:style-name="T176">Allenatore</text:span><text:s/>allena una singola<text:s/><text:span text:style-name="T177">Squadra</text:span></text:p>
            <text:p text:style-name="Standard"/>
          </table:table-cell>
          <table:table-cell table:style-name="TableCell178">
            <text:p text:style-name="Standard"/>
            <text:p text:style-name="Standard">Squadra (1, 1)</text:p>
            <text:p text:style-name="Standard">Allenatore (1, 1)</text:p>
          </table:table-cell>
        </table:table-row>
        <table:table-row table:style-name="TableRow179">
          <table:table-cell table:style-name="TableCell180">
            <text:p text:style-name="P181"/>
            <text:p text:style-name="P182">Gioca</text:p>
          </table:table-cell>
          <table:table-cell table:style-name="TableCell183">
            <text:p text:style-name="Standard"/>
            <text:p text:style-name="Standard">Una<text:s/><text:span text:style-name="T184">Squadra</text:span><text:s/>è composta da vari<text:s/><text:span text:style-name="T185">Bambini</text:span><text:s/>della stessa età</text:p>
            <text:p text:style-name="Standard"/>
          </table:table-cell>
          <table:table-cell table:style-name="TableCell186">
            <text:p text:style-name="Standard"/>
            <text:p text:style-name="Standard">Squadra (1, N)</text:p>
            <text:p text:style-name="Standard">Bambino (1, 1)</text:p>
          </table:table-cell>
        </table:table-row>
        <table:table-row table:style-name="TableRow187">
          <table:table-cell table:style-name="TableCell188">
            <text:p text:style-name="P189"/>
            <text:p text:style-name="P190">Visita</text:p>
          </table:table-cell>
          <table:table-cell table:style-name="TableCell191">
            <text:p text:style-name="Standard"/>
            <text:p text:style-name="Standard">Un<text:s/><text:span text:style-name="T192">Medico Sportivo</text:span><text:s/>visita vari<text:s/><text:span text:style-name="T193">Bambini<text:s/></text:span>quando è necessario</text:p>
            <text:p text:style-name="Standard"/>
          </table:table-cell>
          <table:table-cell table:style-name="TableCell194">
            <text:p text:style-name="Standard"/>
            <text:p text:style-name="Standard">Visita (1.N)</text:p>
            <text:p text:style-name="Standard">Bambino (0, N)</text:p>
          </table:table-cell>
        </table:table-row>
        <table:table-row table:style-name="TableRow195">
          <table:table-cell table:style-name="TableCell196">
            <text:p text:style-name="P197"/>
            <text:p text:style-name="P198">Paga</text:p>
          </table:table-cell>
          <table:table-cell table:style-name="TableCell199">
            <text:p text:style-name="Standard"/>
            <text:p text:style-name="Standard">Il<text:s/><text:span text:style-name="T200">Bambino</text:span><text:s/>paga una<text:s/><text:span text:style-name="T201">Retta</text:span><text:s/>per restare iscritto</text:p>
            <text:p text:style-name="Standard"/>
          </table:table-cell>
          <table:table-cell table:style-name="TableCell202">
            <text:p text:style-name="Standard"/>
            <text:p text:style-name="Standard">Bambino (0, N)</text:p>
            <text:p text:style-name="Standard">Retta (1, 1)</text:p>
          </table:table-cell>
        </table:table-row>
        <table:table-row table:style-name="TableRow203">
          <table:table-cell table:style-name="TableCell204">
            <text:p text:style-name="P205"/>
            <text:p text:style-name="P206">Dispone di</text:p>
          </table:table-cell>
          <table:table-cell table:style-name="TableCell207">
            <text:p text:style-name="Standard"/>
            <text:p text:style-name="Standard">Ogni<text:s/><text:span text:style-name="T208">Centro Sportivo</text:span><text:s/>utilizza vari<text:s/><text:span text:style-name="T209">Campi</text:span></text:p>
            <text:p text:style-name="Standard"/>
          </table:table-cell>
          <table:table-cell table:style-name="TableCell210">
            <text:p text:style-name="Standard"/>
            <text:p text:style-name="Standard">Centro Sportivo (1, N)</text:p>
            <text:p text:style-name="Standard">Campo (1, 1)</text:p>
          </table:table-cell>
        </table:table-row>
        <table:table-row table:style-name="TableRow211">
          <table:table-cell table:style-name="TableCell212">
            <text:p text:style-name="P213"/>
            <text:p text:style-name="P214">Composto</text:p>
          </table:table-cell>
          <table:table-cell table:style-name="TableCell215">
            <text:p text:style-name="Standard"/>
            <text:p text:style-name="Standard">Ogni<text:s/><text:span text:style-name="T216">Centro Sportivo</text:span><text:s/>dispone di vari<text:s/><text:span text:style-name="T217">Spogliatoi</text:span></text:p>
            <text:p text:style-name="Standard"/>
          </table:table-cell>
          <table:table-cell table:style-name="TableCell218">
            <text:p text:style-name="Standard"/>
            <text:p text:style-name="Standard">Centro Sportivo (1, N)</text:p>
            <text:p text:style-name="Standard">Spogliatoio (1, 1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DURE</text:p>
      <text:p text:style-name="Standard">Ognuna con una breve descrizione in linguaggio naturale<text:s/>(coprire tutto lo schema concettuale) e il carico applicativo della base di d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GETTAZIONE LOGICA</text:p>
      <text:p text:style-name="Standard">-Ristrutturazione con opportuna documentazione sulle scelte fatte</text:p>
      <text:p text:style-name="Standard">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5LVL2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45in" text:min-label-width="0.125in" text:list-level-position-and-space-mode="label-alignment">
          <style:list-level-label-alignment text:label-followed-by="listtab" fo:margin-left="2.4895in" fo:text-indent="-0.125in"/>
        </style:list-level-properties>
      </text:list-level-style-number>
      <text:list-level-style-number text:level="4" style:num-suffix="." style:num-format="1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45in" text:min-label-width="0.125in" text:list-level-position-and-space-mode="label-alignment">
          <style:list-level-label-alignment text:label-followed-by="listtab" fo:margin-left="3.9895in" fo:text-indent="-0.125in"/>
        </style:list-level-properties>
      </text:list-level-style-number>
      <text:list-level-style-number text:level="7" style:num-suffix="." style:num-format="1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45in" text:min-label-width="0.125in" text:list-level-position-and-space-mode="label-alignment">
          <style:list-level-label-alignment text:label-followed-by="listtab" fo:margin-left="5.48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riano Amato</meta:initial-creator>
    <dc:creator>Adriano Amato</dc:creator>
    <meta:creation-date>2019-12-03T11:11:00Z</meta:creation-date>
    <dc:date>2020-01-05T18:34:00Z</dc:date>
    <meta:template xlink:href="Normal" xlink:type="simple"/>
    <meta:editing-cycles>18</meta:editing-cycles>
    <meta:editing-duration>PT19020S</meta:editing-duration>
    <meta:document-statistic meta:page-count="1" meta:paragraph-count="7" meta:word-count="589" meta:character-count="3940" meta:row-count="27" meta:non-whitespace-character-count="3358"/>
  </office:meta>
</office:document-meta>
</file>